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>
            <text:p>cobblestone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860.500482">
            <text:p>53860,50048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074.522359">
            <text:p>34074,52235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838.412422">
            <text:p>33838,41242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646.304339">
            <text:p>33646,30433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545.857788">
            <text:p>33545,857788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436.580761">
            <text:p>33436,58076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7597.159825">
            <text:p>157597,1598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9589.601539">
            <text:p>129589,60153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259.291496">
            <text:p>126259,29149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2708.960762">
            <text:p>122708,960762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009.47555">
            <text:p>120009,4755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413.712084">
            <text:p>117413,71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5005.506095">
            <text:p>115005,50609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3008.992366">
            <text:p>113008,99236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1249.519034">
            <text:p>111249,51903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9932.592413">
            <text:p>109932,592413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741.31709">
            <text:p>108741,3170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7776.095278">
            <text:p>107776,09527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6780.973463">
            <text:p>106780,97346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5851.237181">
            <text:p>105851,23718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4992.495376">
            <text:p>104992,4953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4209.160773">
            <text:p>104209,160773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3566.327893">
            <text:p>103566,327893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3146.891064">
            <text:p>103146,89106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2502.221515">
            <text:p>102502,22151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1984.760412">
            <text:p>101984,760412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1659.816099">
            <text:p>101659,81609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1452.722966">
            <text:p>101452,722966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1225.87981">
            <text:p>101225,879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1036.177975">
            <text:p>101036,177975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0903.166199">
            <text:p>100903,16619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724.355549">
            <text:p>100724,35554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0653.17705">
            <text:p>100653,17705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0614.495636">
            <text:p>100614,495636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0589.310421">
            <text:p>100589,31042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0563.753032">
            <text:p>100563,753032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494.594379">
            <text:p>100494,59437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0420.164101">
            <text:p>100420,16410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331.53081">
            <text:p>100331,5308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267.608719">
            <text:p>100267,608719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0231.033589">
            <text:p>100231,033589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0091.731165">
            <text:p>100091,731165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0039.221287">
            <text:p>100039,221287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016.308396">
            <text:p>100016,308396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1009.515277">
            <text:p>401009,515277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2864.65204">
            <text:p>252864,6520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9069.519524">
            <text:p>229069,519524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2559.189709">
            <text:p>222559,189709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8782.114889">
            <text:p>218782,11488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6805.409905">
            <text:p>216805,409905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15262.600904">
            <text:p>215262,60090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13957.139318">
            <text:p>213957,139318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3035.588478">
            <text:p>213035,588478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2058.707272">
            <text:p>212058,70727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11422.430046">
            <text:p>211422,430046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11047.819889">
            <text:p>211047,819889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0669.955121">
            <text:p>210669,95512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10399.175256">
            <text:p>210399,175256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10047.64589">
            <text:p>210047,6458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9856.835242">
            <text:p>209856,835242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9632.815505">
            <text:p>209632,815505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9572.631449">
            <text:p>209572,631449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9399.783744">
            <text:p>209399,783744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9490.616394">
            <text:p>209490,616394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9281.690132">
            <text:p>209281,690132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9234.314606">
            <text:p>209234,314606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9218.843607">
            <text:p>209218,843607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9293.36234">
            <text:p>209293,36234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9217.931533">
            <text:p>209217,93153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9053.709815">
            <text:p>209053,709815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74676.070165">
            <text:p>1174676,070165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61956.260009">
            <text:p>661956,260009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70741.688689">
            <text:p>570741,688689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42266.571396">
            <text:p>542266,571396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31458.370215">
            <text:p>531458,370215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24885.313054">
            <text:p>524885,313054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20358.90128">
            <text:p>520358,90128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16093.65976">
            <text:p>516093,65976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13609.068914">
            <text:p>513609,06891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11488.887818">
            <text:p>511488,887818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09886.043394">
            <text:p>509886,043394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08461.633999">
            <text:p>508461,633999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07146.355306">
            <text:p>507146,355306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06712.396504">
            <text:p>506712,39650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05761.618245">
            <text:p>505761,618245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05264.031587">
            <text:p>505264,031587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04946.487336">
            <text:p>504946,487336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04408.493986">
            <text:p>504408,493986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04234.888835">
            <text:p>504234,888835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3969.687883">
            <text:p>503969,687883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04435.209707">
            <text:p>504435,209707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04012.937574">
            <text:p>504012,937574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04001.977246">
            <text:p>504001,977246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3465.528541">
            <text:p>503465,528541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03626.052474">
            <text:p>503626,052474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02992.274453">
            <text:p>502992,274453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03447.608465">
            <text:p>503447,608465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03374.301565">
            <text:p>503374,301565</text:p>
          </table:table-cell>
          <table:table-cell table:number-columns-repeated="5"/>
          <table:table-cell>
            <draw:frame table:end-cell-address="Feuille1.AC170" table:end-x="1.81cm" table:end-y="0.39cm" draw:z-index="0" draw:style-name="gr1" svg:width="48.96cm" svg:height="32.18cm" svg:x="0.271cm" svg:y="0.15cm">
              <draw:object draw:notify-on-update-of-ranges="Feuille1.B2:Feuille1.B10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03480.363519">
            <text:p>503480,36351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3146.370656">
            <text:p>503146,370656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03289.690064">
            <text:p>503289,690064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03041.378583">
            <text:p>503041,378583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03114.807946">
            <text:p>503114,807946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03288.976023">
            <text:p>503288,976023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03168.036488">
            <text:p>503168,036488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5/04/2011</text:date>, <text:time>13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Prieto</meta:initial-creator>
    <meta:creation-date>2011-03-29T17:13:06</meta:creation-date>
    <dc:date>2011-04-05T13:58:13</dc:date>
    <dc:creator>Juan Prieto</dc:creator>
    <meta:editing-duration>PT06H47M22S</meta:editing-duration>
    <meta:editing-cycles>3</meta:editing-cycles>
    <meta:generator>OpenOffice.org/3.2$Unix OpenOffice.org_project/320m19$Build-9505</meta:generator>
    <meta:document-statistic meta:table-count="3" meta:cell-count="211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8.961cm" svg:height="32.181cm" xlink:href=".." chart:class="chart:line" chart:style-name="ch1">
        <chart:legend chart:legend-position="end" svg:x="46.009cm" svg:y="15.808cm" chart:style-name="ch2"/>
        <chart:plot-area chart:style-name="ch3" table:cell-range-address="Feuille1.B2:Feuille1.B106" svg:x="0.979cm" svg:y="0.643cm" svg:width="44.052cm" svg:height="30.25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06" chart:class="chart:line">
            <chart:data-point chart:repeated="1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60.500482">
                <text:p text:id="Feuille1.B2:Feuille1.B106">53860.5004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74.522359">
                <text:p>34074.522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38.412422">
                <text:p>33838.412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646.304339">
                <text:p>33646.304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45.857788">
                <text:p>33545.857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36.580761">
                <text:p>33436.580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597.159825">
                <text:p>157597.159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589.601539">
                <text:p>129589.601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259.291496">
                <text:p>126259.29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708.960762">
                <text:p>122708.96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9.47555">
                <text:p>120009.47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413.712084">
                <text:p>117413.712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005.506095">
                <text:p>115005.506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008.992366">
                <text:p>113008.992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249.519034">
                <text:p>111249.519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932.592413">
                <text:p>109932.592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741.31709">
                <text:p>108741.31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776.095278">
                <text:p>107776.095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780.973463">
                <text:p>106780.973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851.237181">
                <text:p>105851.237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992.495376">
                <text:p>104992.495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209.160773">
                <text:p>104209.160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566.327893">
                <text:p>103566.327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146.891064">
                <text:p>103146.891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502.221515">
                <text:p>102502.221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984.760412">
                <text:p>101984.760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659.816099">
                <text:p>101659.816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452.722966">
                <text:p>101452.722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225.87981">
                <text:p>101225.87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036.177975">
                <text:p>101036.177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903.166199">
                <text:p>100903.166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724.355549">
                <text:p>100724.355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653.17705">
                <text:p>100653.177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614.495636">
                <text:p>100614.495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589.310421">
                <text:p>100589.310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563.753032">
                <text:p>100563.753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494.594379">
                <text:p>100494.594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420.164101">
                <text:p>100420.164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331.53081">
                <text:p>100331.53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267.608719">
                <text:p>100267.608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231.033589">
                <text:p>100231.0335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91.731165">
                <text:p>100091.731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39.221287">
                <text:p>100039.221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16.308396">
                <text:p>100016.308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1009.515277">
                <text:p>401009.5152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864.65204">
                <text:p>252864.65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9069.519524">
                <text:p>229069.5195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2559.189709">
                <text:p>222559.189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8782.114889">
                <text:p>218782.114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6805.409905">
                <text:p>216805.409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5262.600904">
                <text:p>215262.600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3957.139318">
                <text:p>213957.139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3035.588478">
                <text:p>213035.588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058.707272">
                <text:p>212058.7072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422.430046">
                <text:p>211422.430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1047.819889">
                <text:p>211047.819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0669.955121">
                <text:p>210669.955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399.175256">
                <text:p>210399.175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047.64589">
                <text:p>210047.64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9856.835242">
                <text:p>209856.835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9632.815505">
                <text:p>209632.8155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9572.631449">
                <text:p>209572.631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9399.783744">
                <text:p>209399.783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490.616394">
                <text:p>209490.6163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281.690132">
                <text:p>209281.690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9234.314606">
                <text:p>209234.314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218.843607">
                <text:p>209218.843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9293.36234">
                <text:p>209293.36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9217.931533">
                <text:p>209217.9315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9053.709815">
                <text:p>209053.709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74676.070165">
                <text:p>1174676.0701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1956.260009">
                <text:p>661956.260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0741.688689">
                <text:p>570741.68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2266.571396">
                <text:p>542266.571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1458.370215">
                <text:p>531458.3702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4885.313054">
                <text:p>524885.313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0358.90128">
                <text:p>520358.90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6093.65976">
                <text:p>516093.65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3609.068914">
                <text:p>513609.068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1488.887818">
                <text:p>511488.887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9886.043394">
                <text:p>509886.0433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8461.633999">
                <text:p>508461.633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7146.355306">
                <text:p>507146.3553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6712.396504">
                <text:p>506712.3965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5761.618245">
                <text:p>505761.618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5264.031587">
                <text:p>505264.0315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4946.487336">
                <text:p>504946.487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4408.493986">
                <text:p>504408.4939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4234.888835">
                <text:p>504234.8888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3969.687883">
                <text:p>503969.687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4435.209707">
                <text:p>504435.209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4012.937574">
                <text:p>504012.937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4001.977246">
                <text:p>504001.9772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3465.528541">
                <text:p>503465.5285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3626.052474">
                <text:p>503626.052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2992.274453">
                <text:p>502992.274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3447.608465">
                <text:p>503447.6084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3374.301565">
                <text:p>503374.3015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3480.363519">
                <text:p>503480.363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3146.370656">
                <text:p>503146.370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3289.690064">
                <text:p>503289.690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3041.378583">
                <text:p>503041.3785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3114.807946">
                <text:p>503114.807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3288.976023">
                <text:p>503288.976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3168.036488">
                <text:p>503168.036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